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2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1.455cm" fo:min-width="4.101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993cm" fo:min-width="1.258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51cm" fo:min-width="2.591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815cm" fo:min-width="4.20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476cm" fo:min-width="1.40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1" draw:style-name="gr1" svg:width="4.102cm" svg:height="1.456cm" svg:x="0.748cm" svg:y="0.594cm"><text:p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name="Shape 2" draw:style-name="gr2" svg:width="2.514cm" svg:height="1.985cm" svg:x="6.569cm" svg:y="0.275cm"><text:p/><draw:enhanced-geometry svg:viewBox="0 0 21600 21600" draw:glue-points="10800 0 0 10800 10800 21600 21600 10800" draw:text-areas="5400 5400 16200 16200" draw:mirror-vertical="true" draw:type="flowchart-decision" draw:enhanced-path="M 0 10800 L 10800 0 21600 10800 10800 21600 0 10800 Z N"/></draw:custom-shape><draw:custom-shape text:anchor-type="paragraph" draw:z-index="2" draw:name="Shape 3" draw:style-name="gr3" svg:width="4.261cm" svg:height="1.509cm" svg:x="0.43cm" svg:y="3.373cm"><text:p/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3" draw:name="Shape 4" draw:style-name="gr4" svg:width="4.287cm" svg:height="0.9cm" svg:x="0.351cm" svg:y="5.489cm"><text:p/>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<draw:equation draw:name="f0" draw:formula="left+3600"/><draw:equation draw:name="f1" draw:formula="right-3600"/><draw:equation draw:name="f2" draw:formula="top+3600"/><draw:equation draw:name="f3" draw:formula="bottom-3600"/><draw:equation draw:name="f4" draw:formula="left+1054"/><draw:equation draw:name="f5" draw:formula="right-1054"/><draw:equation draw:name="f6" draw:formula="top+1054"/><draw:equation draw:name="f7" draw:formula="bottom-1054"/></draw:enhanced-geometry></draw:custom-shape><draw:custom-shape text:anchor-type="paragraph" draw:z-index="4" draw:name="Shape 6" draw:style-name="gr5" svg:width="1.985cm" svg:height="2.091cm" svg:x="6.701cm" svg:y="2.87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line text:anchor-type="paragraph" draw:z-index="5" draw:name="Line 1" draw:style-name="gr6" draw:text-style-name="P2" svg:x1="6.754cm" svg:y1="5.886cm" svg:x2="10.299cm" svg:y2="5.86cm"><text:p/></draw:lin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5T11:46:23.117102900</meta:creation-date>
    <dc:date>2026-01-05T12:25:18.968833700</dc:date>
    <meta:editing-duration>PT26M5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5.8.3.2$Windows_X86_64 LibreOffice_project/8ca8d55c161d602844f5428fa4b58097424e324e</meta:generator>
  </office:meta>
</office:document-meta>
</file>